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791in"/>
    </style:style>
    <style:style style:name="co2" style:family="table-column">
      <style:table-column-properties fo:break-before="auto" style:column-width="1.922in"/>
    </style:style>
    <style:style style:name="co3" style:family="table-column">
      <style:table-column-properties fo:break-before="auto" style:column-width="1.8689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1.8902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2.6618in"/>
    </style:style>
    <style:style style:name="co8" style:family="table-column">
      <style:table-column-properties fo:break-before="auto" style:column-width="2.9835in"/>
    </style:style>
    <style:style style:name="co9" style:family="table-column">
      <style:table-column-properties fo:break-before="auto" style:column-width="1.2465in"/>
    </style:style>
    <style:style style:name="co10" style:family="table-column">
      <style:table-column-properties fo:break-before="auto" style:column-width="1.4827in"/>
    </style:style>
    <style:style style:name="co11" style:family="table-column">
      <style:table-column-properties fo:break-before="auto" style:column-width="0.646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T1" style:family="text">
      <style:text-properties fo:color="#000000" style:font-name="Aptos Narrow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ptos Narrow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Aptos Narrow" fo:font-size="11pt" style:text-underline-style="none" style:text-underline-color="font-color" style:text-line-through-type="none" fo:font-style="normal" style:text-outline="false" fo:text-shadow="none" style:text-position="0% 100%" style:font-name-complex="Aptos Narrow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color="#000000" style:font-name="Aptos Narrow" fo:font-size="11pt" style:text-underline-style="none" style:text-underline-color="font-color" style:text-line-through-type="none" fo:font-style="normal" style:text-outline="false" fo:text-shadow="none" style:text-position="0% 100%" style:font-name-complex="Aptos Narrow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equencing_receive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ouble Mutants</text:p>
          </table:table-cell>
          <table:table-cell office:value-type="string" calcext:value-type="string">
            <text:p>Disruption mutants</text:p>
          </table:table-cell>
          <table:table-cell office:value-type="string" calcext:value-type="string">
            <text:p>Y Mutants</text:p>
          </table:table-cell>
          <table:table-cell/>
          <table:table-cell office:value-type="string" calcext:value-type="string">
            <text:p>Double Mutant</text:p>
          </table:table-cell>
          <table:table-cell office:value-type="string" calcext:value-type="string">
            <text:p>Clash Mutant</text:p>
          </table:table-cell>
          <table:table-cell office:value-type="string" calcext:value-type="string">
            <text:p>Y Muta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LLLLAFLL</text:span><text:span text:style-name="T2">V</text:span><text:span text:style-name="T3">VLLLLL</text:span><text:span text:style-name="T2">A</text:span><text:span text:style-name="T3">IL</text:span></text:p>
          </table:table-cell>
          <table:table-cell office:value-type="string" calcext:value-type="string">
            <text:p><text:span text:style-name="T1">LLLLAFLL</text:span><text:span text:style-name="T2">I</text:span><text:span text:style-name="T3">VLLLLLSILILI</text:span></text:p>
          </table:table-cell>
          <table:table-cell table:number-columns-repeated="3"/>
          <table:table-cell office:value-type="string" calcext:value-type="string">
            <text:p>LC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pan text:style-name="T1">LLLLAILL</text:span><text:span text:style-name="T2">V</text:span><text:span text:style-name="T3">LLAVLF</text:span><text:span text:style-name="T2">A</text:span><text:span text:style-name="T3">LL</text:span></text:p>
          </table:table-cell>
          <table:table-cell office:value-type="string" calcext:value-type="string">
            <text:p><text:span text:style-name="T1">LLLLAILLTLL</text:span><text:span text:style-name="T2">I</text:span><text:span text:style-name="T3">VLFSLLILI</text:span></text:p>
          </table:table-cell>
          <table:table-cell table:number-columns-repeated="3"/>
          <table:table-cell office:value-type="string" calcext:value-type="string">
            <text:p>LC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pan text:style-name="T1">LLLLL</text:span><text:span text:style-name="T2">V</text:span><text:span text:style-name="T3">LLAVLI</text:span><text:span text:style-name="T2">A</text:span><text:span text:style-name="T3">LLFLL</text:span></text:p>
          </table:table-cell>
          <table:table-cell office:value-type="string" calcext:value-type="string">
            <text:p><text:span text:style-name="T1">LLLLLTLLAVLI</text:span><text:span text:style-name="T2">I</text:span><text:span text:style-name="T3">LLFLLILI</text:span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LLLL</text:span><text:span text:style-name="T2">V</text:span><text:span text:style-name="T3">LLLALIVLLF</text:span><text:span text:style-name="T2">A</text:span><text:span text:style-name="T3">LL</text:span></text:p>
          </table:table-cell>
          <table:table-cell office:value-type="string" calcext:value-type="string">
            <text:p><text:span text:style-name="T1">LLLLTLLLALIVLL</text:span><text:span text:style-name="T2">I</text:span><text:span text:style-name="T3">SLLILI</text:span></text:p>
          </table:table-cell>
          <table:table-cell table:number-columns-repeated="3"/>
          <table:table-cell office:value-type="string" calcext:value-type="string">
            <text:p>LC3/LC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pan text:style-name="T1">LLLLVALL</text:span><text:span text:style-name="T2">V</text:span><text:span text:style-name="T3">ILFLLL</text:span><text:span text:style-name="T2">A</text:span><text:span text:style-name="T3">LL</text:span></text:p>
          </table:table-cell>
          <table:table-cell office:value-type="string" calcext:value-type="string">
            <text:p><text:span text:style-name="T1">LLLLVALLTILF</text:span><text:span text:style-name="T2">I</text:span><text:span text:style-name="T3">LLSLLILI</text:span></text:p>
          </table:table-cell>
          <table:table-cell table:number-columns-repeated="2"/>
          <table:table-cell office:value-type="string" calcext:value-type="string">
            <text:p>LD8/LD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pan text:style-name="T1">LLLVALL</text:span><text:span text:style-name="T2">V</text:span><text:span text:style-name="T3">ILLALLF</text:span><text:span text:style-name="T2">A</text:span><text:span text:style-name="T3">LL</text:span></text:p>
          </table:table-cell>
          <table:table-cell office:value-type="string" calcext:value-type="string">
            <text:p><text:span text:style-name="T1">LLLVALLTILL</text:span><text:span text:style-name="T2">I</text:span><text:span text:style-name="T3">LLFSLLILI</text:span></text:p>
          </table:table-cell>
          <table:table-cell table:number-columns-repeated="2"/>
          <table:table-cell office:value-type="string" calcext:value-type="string">
            <text:p>LD9/LD7/LD6/LD4/LD1/LD10</text:p>
          </table:table-cell>
          <table:table-cell office:value-type="string" calcext:value-type="string">
            <text:p>LC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pan text:style-name="T1">LLLALLLV</text:span><text:span text:style-name="T2">V</text:span><text:span text:style-name="T3">LLA</text:span><text:span text:style-name="T2">Y</text:span><text:span text:style-name="T3">LL</text:span><text:span text:style-name="T2">A</text:span><text:span text:style-name="T3">FL</text:span></text:p>
          </table:table-cell>
          <table:table-cell office:value-type="string" calcext:value-type="string">
            <text:p><text:span text:style-name="T1">LLLALLLVTLL</text:span><text:span text:style-name="T2">I</text:span><text:span text:style-name="T3">YLLSFLILI</text:span></text:p>
          </table:table-cell>
          <table:table-cell office:value-type="string" calcext:value-type="string">
            <text:p><text:span text:style-name="T1">LLLALLLV</text:span><text:span text:style-name="T2">V</text:span><text:span text:style-name="T3">LLA</text:span><text:span text:style-name="T2">F</text:span><text:span text:style-name="T3">LL</text:span><text:span text:style-name="T2">A</text:span><text:span text:style-name="T3">FL</text:span></text:p>
          </table:table-cell>
          <table:table-cell/>
          <table:table-cell office:value-type="string" calcext:value-type="string">
            <text:p>RD3</text:p>
          </table:table-cell>
          <table:table-cell/>
          <table:table-cell office:value-type="string" calcext:value-type="string">
            <text:p>YF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LLLA</text:span><text:span text:style-name="T2">V</text:span><text:span text:style-name="T3">LLI</text:span><text:span text:style-name="T2">A</text:span><text:span text:style-name="T3">LLF</text:span><text:span text:style-name="T2">V</text:span><text:span text:style-name="T3">LLVLL</text:span></text:p>
          </table:table-cell>
          <table:table-cell office:value-type="string" calcext:value-type="string">
            <text:p><text:span text:style-name="T1">LLLATLLI</text:span><text:span text:style-name="T2">I</text:span><text:span text:style-name="T3">LLFTLLVLLILI</text:span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LLLF</text:span><text:span text:style-name="T2">Y</text:span><text:span text:style-name="T3">LLL</text:span><text:span text:style-name="T2">V</text:span><text:span text:style-name="T3">LLVALL</text:span><text:span text:style-name="T2">A</text:span><text:span text:style-name="T3">IL</text:span></text:p>
          </table:table-cell>
          <table:table-cell office:value-type="string" calcext:value-type="string">
            <text:p><text:span text:style-name="T1">LLLFYLLLTLLV</text:span><text:span text:style-name="T2">I</text:span><text:span text:style-name="T3">LLSILILI</text:span></text:p>
          </table:table-cell>
          <table:table-cell office:value-type="string" calcext:value-type="string">
            <text:p><text:span text:style-name="T1">LLLF</text:span><text:span text:style-name="T2">F</text:span><text:span text:style-name="T3">LLL</text:span><text:span text:style-name="T2">V</text:span><text:span text:style-name="T3">LLVALL</text:span><text:span text:style-name="T2">A</text:span><text:span text:style-name="T3">IL</text:span></text:p>
          </table:table-cell>
          <table:table-cell table:number-columns-repeated="2"/>
          <table:table-cell office:value-type="string" calcext:value-type="string">
            <text:p>RC6/RC5</text:p>
          </table:table-cell>
          <table:table-cell office:value-type="string" calcext:value-type="string">
            <text:p>YF7/YF5/YF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LLLLILL</text:span><text:span text:style-name="T2">A</text:span><text:span text:style-name="T3">VLLA</text:span><text:span text:style-name="T2">Y</text:span><text:span text:style-name="T3">LL</text:span><text:span text:style-name="T2">V</text:span><text:span text:style-name="T3">FL</text:span></text:p>
          </table:table-cell>
          <table:table-cell office:value-type="string" calcext:value-type="string">
            <text:p><text:span text:style-name="T1">LLLLILLSVLL</text:span><text:span text:style-name="T2">I</text:span><text:span text:style-name="T3">YLLTFLILI</text:span></text:p>
          </table:table-cell>
          <table:table-cell office:value-type="string" calcext:value-type="string">
            <text:p><text:span text:style-name="T1">LLLLILL</text:span><text:span text:style-name="T2">A</text:span><text:span text:style-name="T3">VLLA</text:span><text:span text:style-name="T2">F</text:span><text:span text:style-name="T3">LL</text:span><text:span text:style-name="T2">V</text:span><text:span text:style-name="T3">FL</text:span></text:p>
          </table:table-cell>
          <table:table-cell table:number-columns-repeated="2"/>
          <table:table-cell office:value-type="string" calcext:value-type="string">
            <text:p>RC7</text:p>
          </table:table-cell>
          <table:table-cell office:value-type="string" calcext:value-type="string">
            <text:p>YF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LLLL</text:span><text:span text:style-name="T2">V</text:span><text:span text:style-name="T3">LLVALL</text:span><text:span text:style-name="T2">AV</text:span><text:span text:style-name="T3">LLIFL</text:span></text:p>
          </table:table-cell>
          <table:table-cell office:value-type="string" calcext:value-type="string">
            <text:p><text:span text:style-name="T1">LLLLTLLVALLS</text:span><text:span text:style-name="T2">I</text:span><text:span text:style-name="T3">LLIFLILI</text:span></text:p>
          </table:table-cell>
          <table:table-cell table:number-columns-repeated="3"/>
          <table:table-cell office:value-type="string" calcext:value-type="string">
            <text:p>RC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pan text:style-name="T1">LLL</text:span><text:span text:style-name="T2">V</text:span><text:span text:style-name="T3">ALLVALLFALL</text:span><text:span text:style-name="T2">A</text:span><text:span text:style-name="T3">LL</text:span></text:p>
          </table:table-cell>
          <table:table-cell office:value-type="string" calcext:value-type="string">
            <text:p><text:span text:style-name="T1">LLLTALLVALLF</text:span><text:span text:style-name="T2">I</text:span><text:span text:style-name="T3">LLSLLILI</text:span></text:p>
          </table:table-cell>
          <table:table-cell table:number-columns-repeated="3"/>
          <table:table-cell office:value-type="string" calcext:value-type="string">
            <text:p>RC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pan text:style-name="T1">LLLV</text:span><text:span text:style-name="T2">Y</text:span><text:span text:style-name="T3">LL</text:span><text:span text:style-name="T2">V</text:span><text:span text:style-name="T3">ILLALLL</text:span><text:span text:style-name="T2">A</text:span><text:span text:style-name="T3">FL</text:span></text:p>
          </table:table-cell>
          <table:table-cell office:value-type="string" calcext:value-type="string">
            <text:p><text:span text:style-name="T1">LLLVYLLTILLALLL</text:span><text:span text:style-name="T2">I</text:span><text:span text:style-name="T3">FLILI</text:span></text:p>
          </table:table-cell>
          <table:table-cell office:value-type="string" calcext:value-type="string">
            <text:p><text:span text:style-name="T1">LLLV</text:span><text:span text:style-name="T2">F</text:span><text:span text:style-name="T3">LL</text:span><text:span text:style-name="T2">V</text:span><text:span text:style-name="T3">ILLALLL</text:span><text:span text:style-name="T2">A</text:span><text:span text:style-name="T3">FL</text:span></text:p>
          </table:table-cell>
          <table:table-cell table:number-columns-repeated="2"/>
          <table:table-cell office:value-type="string" calcext:value-type="string">
            <text:p>RC9/RC4/RC15/RC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pan text:style-name="T1">LLL</text:span><text:span text:style-name="T2">Y</text:span><text:span text:style-name="T3">ALL</text:span><text:span text:style-name="T2">VV</text:span><text:span text:style-name="T3">LL</text:span><text:span text:style-name="T2">A</text:span><text:span text:style-name="T3">VLLFLL</text:span></text:p>
          </table:table-cell>
          <table:table-cell office:value-type="string" calcext:value-type="string">
            <text:p><text:span text:style-name="T1">LLLYALLTTLL</text:span><text:span text:style-name="T2">I</text:span><text:span text:style-name="T3">VLLFLLILI</text:span></text:p>
          </table:table-cell>
          <table:table-cell office:value-type="string" calcext:value-type="string">
            <text:p><text:span text:style-name="T1">LLL</text:span><text:span text:style-name="T2">F</text:span><text:span text:style-name="T3">ALL</text:span><text:span text:style-name="T2">VV</text:span><text:span text:style-name="T3">LL</text:span><text:span text:style-name="T2">A</text:span><text:span text:style-name="T3">VLLFLL</text:span></text:p>
          </table:table-cell>
          <table:table-cell/>
          <table:table-cell office:value-type="string" calcext:value-type="string">
            <text:p>RD2</text:p>
          </table:table-cell>
          <table:table-cell office:value-type="string" calcext:value-type="string">
            <text:p>RC11/RC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pan text:style-name="T1">LLL</text:span><text:span text:style-name="T2">Y</text:span><text:span text:style-name="T3">ALL</text:span><text:span text:style-name="T2">V</text:span><text:span text:style-name="T3">VLLALLL</text:span><text:span text:style-name="T2">A</text:span><text:span text:style-name="T3">FL</text:span></text:p>
          </table:table-cell>
          <table:table-cell office:value-type="string" calcext:value-type="string">
            <text:p><text:span text:style-name="T1">LLLYALLTVLLALLL</text:span><text:span text:style-name="T2">I</text:span><text:span text:style-name="T3">FLILI</text:span></text:p>
          </table:table-cell>
          <table:table-cell office:value-type="string" calcext:value-type="string">
            <text:p><text:span text:style-name="T1">LLL</text:span><text:span text:style-name="T2">F</text:span><text:span text:style-name="T3">ALL</text:span><text:span text:style-name="T2">V</text:span><text:span text:style-name="T3">VLLALLL</text:span><text:span text:style-name="T2">A</text:span><text:span text:style-name="T3">FL</text:span></text:p>
          </table:table-cell>
          <table:table-cell/>
          <table:table-cell office:value-type="string" calcext:value-type="string">
            <text:p>RD1/RD12</text:p>
          </table:table-cell>
          <table:table-cell office:value-type="string" calcext:value-type="string">
            <text:p>RC2</text:p>
          </table:table-cell>
          <table:table-cell office:value-type="string" calcext:value-type="string">
            <text:p>YF9</text:p>
          </table:table-cell>
          <table:table-cell table:number-columns-repeated="4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9T00:22:53.958177529</dc:date>
    <meta:editing-duration>P3DT11H9M24S</meta:editing-duration>
    <meta:editing-cycles>3</meta:editing-cycles>
    <meta:generator>LibreOffice/7.3.7.2$Linux_X86_64 LibreOffice_project/30$Build-2</meta:generator>
    <meta:document-statistic meta:table-count="1" meta:cell-count="62" meta:object-count="0"/>
  </office:meta>
</office:document-meta>
</file>